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</style:style>
    <style:style style:name="P6" style:family="paragraph">
      <style:paragraph-properties fo:text-align="center"/>
    </style:style>
    <style:style style:name="P7" style:family="paragraph">
      <style:text-properties style:font-name="Calibri"/>
    </style:style>
    <style:style style:name="P8" style:family="paragraph">
      <loext:graphic-properties draw:fill="none" draw:fill-color="#ffffff"/>
      <style:text-properties style:font-name="Calibri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/>
      <style:text-properties style:font-name="Calibri" fo:font-size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fo:font-style="normal" fo:font-weight="normal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fo:font-style="normal" fo:font-weight="normal"/>
    </style:style>
    <style:style style:name="T8" style:family="text">
      <style:text-properties fo:color="#ff8000" loext:opacity="100%" fo:font-style="normal" fo:font-weight="normal"/>
    </style:style>
    <style:style style:name="T9" style:family="text">
      <style:text-properties style:font-name="Calibri"/>
    </style:style>
    <style:style style:name="T10" style:family="text">
      <style:text-properties style:font-name="Calibri" fo:font-size="12pt"/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842cm" fo:min-width="5.0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074cm" fo:min-width="5.4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192cm" fo:min-width="2.6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244cm" fo:min-width="3.6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35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5.849cm" fo:min-width="5.2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494cm" fo:min-width="3.6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409cm" fo:min-width="3.8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8" draw:name="Forme9" draw:style-name="gr7" draw:text-style-name="P9" svg:width="3.684cm" svg:height="2.244cm" svg:x="-0.093cm" svg:y="-0.141cm"><text:p/><draw:enhanced-geometry svg:viewBox="0 0 21600 21600" draw:type="rectangle" draw:enhanced-path="M 0 0 L 21600 0 21600 21600 0 21600 0 0 Z N"/></draw:custom-shape><draw:custom-shape text:anchor-type="paragraph" draw:z-index="9" draw:name="Forme10" draw:style-name="gr6" draw:text-style-name="P9" svg:width="2.752cm" svg:height="1.292cm" svg:x="4.648cm" svg:y="-0.078cm"><text:p/><draw:enhanced-geometry svg:viewBox="0 0 21600 21600" draw:type="rectangle" draw:enhanced-path="M 0 0 L 21600 0 21600 21600 0 21600 0 0 Z N"/></draw:custom-shape><draw:frame text:anchor-type="paragraph" draw:z-index="11" draw:name="Forme12" draw:style-name="gr5" draw:text-style-name="P8" svg:width="2.541cm" svg:height="1.036cm" svg:x="4.754cm" svg:y="-0.078cm"><draw:text-box><text:p text:style-name="P7"><text:span text:style-name="T9">Définition des variables</text:span></text:p></draw:text-box></draw:frame><text:span text:style-name="T4">bool</text:span> B2;</text:p>
      <text:p text:style-name="P1"><draw:line text:anchor-type="paragraph" draw:z-index="10" draw:name="Forme11" draw:style-name="gr1" draw:text-style-name="P6" svg:x1="3.59cm" svg:y1="0.242cm" svg:x2="4.648cm" svg:y2="0.242cm"><text:p/></draw:line><text:span text:style-name="T4">float</text:span> pos = 0;</text:p>
      <text:p text:style-name="P1"><text:span text:style-name="T4">long</text:span> ttimer = 0;</text:p>
      <text:p text:style-name="P1"><text:span text:style-name="T4">long</text:span> timer1 = 0;</text:p>
      <text:p text:style-name="P1"><text:span text:style-name="T4">long</text:span> timer2 = 0;</text:p>
      <text:p text:style-name="P3"/>
      <text:p text:style-name="P1"/>
      <text:p text:style-name="P1"><text:span text:style-name="T4">void</text:span> <text:span text:style-name="T6">setup</text:span>()</text:p>
      <text:p text:style-name="P1"><draw:custom-shape text:anchor-type="paragraph" draw:z-index="0" draw:name="Forme1" draw:style-name="gr13" draw:text-style-name="P9" svg:width="3.938cm" svg:height="0.509cm" svg:x="0.351cm" svg:y="0.296cm"><text:p/><draw:enhanced-geometry svg:viewBox="0 0 21600 21600" draw:type="rectangle" draw:enhanced-path="M 0 0 L 21600 0 21600 21600 0 21600 0 0 Z N"/></draw:custom-shape><draw:custom-shape text:anchor-type="paragraph" draw:z-index="1" draw:name="Forme2" draw:style-name="gr12" draw:text-style-name="P9" svg:width="3.705cm" svg:height="0.593cm" svg:x="5.918cm" svg:y="0.212cm"><text:p/><draw:enhanced-geometry svg:viewBox="0 0 21600 21600" draw:type="rectangle" draw:enhanced-path="M 0 0 L 21600 0 21600 21600 0 21600 0 0 Z N"/></draw:custom-shape><draw:frame text:anchor-type="paragraph" draw:z-index="2" draw:name="Forme3" draw:style-name="gr11" draw:text-style-name="P10" svg:width="3.705cm" svg:height="0.53cm" svg:x="6.108cm" svg:y="0.212cm"><draw:text-box><text:p><text:span text:style-name="T10">Entrée servomoteur</text:span></text:p></draw:text-box></draw:frame>{</text:p>
      <text:p text:style-name="P2"><draw:line text:anchor-type="paragraph" draw:z-index="3" draw:name="Forme4" draw:style-name="gr1" draw:text-style-name="P6" svg:x1="4.288cm" svg:y1="0.044cm" svg:x2="5.918cm" svg:y2="0.044cm"><text:p/></draw:line><text:s text:c="2"/><text:span text:style-name="T8">pinMode</text:span><text:span text:style-name="T1">(3, </text:span><text:span text:style-name="T5">INPUT</text:span><text:span text:style-name="T1">);</text:span></text:p>
      <text:p text:style-name="P1">}</text:p>
      <text:p text:style-name="P1"/>
      <text:p text:style-name="P1"/>
      <text:p text:style-name="P1"><text:span text:style-name="T4">void</text:span> <text:span text:style-name="T6">loop</text:span>()</text:p>
      <text:p text:style-name="P1">{</text:p>
      <text:p text:style-name="P3"/>
      <text:p text:style-name="P3"><draw:custom-shape text:anchor-type="paragraph" draw:z-index="4" draw:name="Forme5" draw:style-name="gr10" draw:text-style-name="P9" svg:width="5.314cm" svg:height="5.949cm" svg:x="0.203cm" svg:y="0.12cm"><text:p/><draw:enhanced-geometry svg:viewBox="0 0 21600 21600" draw:type="rectangle" draw:enhanced-path="M 0 0 L 21600 0 21600 21600 0 21600 0 0 Z N"/></draw:custom-shape></text:p>
      <text:p text:style-name="P2"><text:s text:c="2"/><text:span text:style-name="T1">B2 = </text:span><text:span text:style-name="T8">digitalRead</text:span><text:span text:style-name="T1">(3);</text:span></text:p>
      <text:p text:style-name="P2"><text:s text:c="2"/><text:span text:style-name="T7">do</text:span></text:p>
      <text:p text:style-name="P2"><text:s text:c="2"/><text:span text:style-name="T1">{</text:span></text:p>
      <text:p text:style-name="P2"><draw:custom-shape text:anchor-type="paragraph" draw:z-index="5" draw:name="Forme6" draw:style-name="gr9" draw:text-style-name="P9" svg:width="4.086cm" svg:height="1.334cm" svg:x="7.357cm" svg:y="0.042cm"><text:p/><draw:enhanced-geometry svg:viewBox="0 0 21600 21600" draw:type="rectangle" draw:enhanced-path="M 0 0 L 21600 0 21600 21600 0 21600 0 0 Z N"/></draw:custom-shape><draw:frame text:anchor-type="paragraph" draw:z-index="6" draw:name="Forme7" draw:style-name="gr8" draw:text-style-name="P8" svg:width="3.705cm" svg:height="1.123cm" svg:x="7.611cm" svg:y="0.233cm"><draw:text-box><text:p text:style-name="P7"><text:span text:style-name="T9">Mesure de la largeur d’impulsion</text:span></text:p></draw:text-box></draw:frame><text:s text:c="4"/><text:span text:style-name="T1">B2 = </text:span><text:span text:style-name="T8">digitalRead</text:span><text:span text:style-name="T1">(3);</text:span></text:p>
      <text:p text:style-name="P2"><draw:line text:anchor-type="paragraph" draw:z-index="7" draw:name="Forme8" draw:style-name="gr1" draw:text-style-name="P6" svg:x1="5.516cm" svg:y1="0.171cm" svg:x2="7.358cm" svg:y2="0.171cm"><text:p/></draw:line><text:s text:c="2"/><text:span text:style-name="T1">}</text:span></text:p>
      <text:p text:style-name="P2"><text:s text:c="2"/><text:span text:style-name="T7">while</text:span><text:span text:style-name="T1">(B2 == </text:span><text:span text:style-name="T5">LOW</text:span><text:span text:style-name="T1">);</text:span></text:p>
      <text:p text:style-name="P3"/>
      <text:p text:style-name="P2"><text:s text:c="2"/><text:span text:style-name="T1">timer1 = </text:span><text:span text:style-name="T8">micros</text:span><text:span text:style-name="T1">();</text:span></text:p>
      <text:p text:style-name="P2"><text:s text:c="2"/><text:span text:style-name="T7">do</text:span></text:p>
      <text:p text:style-name="P2"><text:s text:c="2"/><text:span text:style-name="T1">{</text:span></text:p>
      <text:p text:style-name="P2"><text:s text:c="4"/><text:span text:style-name="T1">B2 = </text:span><text:span text:style-name="T8">digitalRead</text:span><text:span text:style-name="T1">(3);</text:span></text:p>
      <text:p text:style-name="P2"><text:s text:c="2"/><text:span text:style-name="T1">}</text:span></text:p>
      <text:p text:style-name="P2"><text:s text:c="2"/><text:span text:style-name="T7">while</text:span><text:span text:style-name="T1"> (B2 == </text:span><text:span text:style-name="T5">HIGH</text:span><text:span text:style-name="T1">);</text:span></text:p>
      <text:p text:style-name="P2"><text:s text:c="2"/><text:span text:style-name="T1">timer2 = </text:span><text:span text:style-name="T8">micros</text:span><text:span text:style-name="T1">();</text:span></text:p>
      <text:p text:style-name="P3"><draw:custom-shape text:anchor-type="paragraph" draw:z-index="12" draw:name="Forme13" draw:style-name="gr4" draw:text-style-name="P9" svg:width="5.462cm" svg:height="2.075cm" svg:x="0.224cm" svg:y="0.295cm"><text:p/><draw:enhanced-geometry svg:viewBox="0 0 21600 21600" draw:type="rectangle" draw:enhanced-path="M 0 0 L 21600 0 21600 21600 0 21600 0 0 Z N"/></draw:custom-shape></text:p>
      <text:p text:style-name="P3"><draw:custom-shape text:anchor-type="paragraph" draw:z-index="13" draw:name="Forme14" draw:style-name="gr3" draw:text-style-name="P9" svg:width="5.038cm" svg:height="1.842cm" svg:x="6.68cm" svg:y="0cm"><text:p/><draw:enhanced-geometry svg:viewBox="0 0 21600 21600" draw:type="rectangle" draw:enhanced-path="M 0 0 L 21600 0 21600 21600 0 21600 0 0 Z N"/></draw:custom-shape><draw:frame text:anchor-type="paragraph" draw:z-index="14" draw:name="Forme15" draw:style-name="gr2" draw:text-style-name="P8" svg:width="4.594cm" svg:height="1.461cm" svg:x="6.934cm" svg:y="0.148cm"><draw:text-box><text:p text:style-name="P7"><text:span text:style-name="T9">Calcul de la position du servomoteur</text:span></text:p></draw:text-box></draw:frame><text:span text:style-name="T2"><text:s text:c="2"/></text:span><text:span text:style-name="T3">ttimer = timer2 - timer1;</text:span></text:p>
      <text:p text:style-name="P3"/>
      <text:p text:style-name="P2"><draw:line text:anchor-type="paragraph" draw:z-index="15" draw:name="Forme16" draw:style-name="gr1" draw:text-style-name="P6" svg:x1="5.685cm" svg:y1="0.088cm" svg:x2="6.68cm" svg:y2="0.088cm"><text:p/></draw:line><text:s text:c="2"/><text:span text:style-name="T1">ttimer = ttimer - 1000;</text:span></text:p>
      <text:p text:style-name="P2"><text:s text:c="2"/><text:span text:style-name="T1">pos = ttimer * 0.090;</text:span></text:p>
      <text:p text:style-name="P2"/>
      <text:p text:style-name="P5"><text:span text:style-name="T3"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39:56.948000000</meta:creation-date>
    <dc:date>2021-03-09T20:59:15.080000000</dc:date>
    <meta:editing-duration>PT8M47S</meta:editing-duration>
    <meta:editing-cycles>1</meta:editing-cycles>
    <meta:document-statistic meta:table-count="0" meta:image-count="0" meta:object-count="0" meta:page-count="1" meta:paragraph-count="28" meta:word-count="71" meta:character-count="362" meta:non-whitespace-character-count="281"/>
    <meta:generator>LibreOffice/7.0.3.1$Windows_X86_64 LibreOffice_project/d7547858d014d4cf69878db179d326fc3483e082</meta:generator>
  </office:meta>
</office:document-meta>
</file>